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 PL UKai CN" svg:font-family="'AR PL UKai CN'"/>
    <style:font-face style:name="Arial" svg:font-family="Arial"/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529cm" fo:orphans="2" fo:widows="2"/>
      <style:text-properties fo:font-variant="normal" fo:text-transform="none" fo:color="#444444" fo:letter-spacing="normal" style:font-name-asian="Arial" style:font-size-asian="10.5pt" style:font-style-asian="normal" style:font-weight-asian="normal"/>
    </style:style>
    <style:style style:name="P2" style:family="paragraph" style:parent-style-name="Text_20_body">
      <style:paragraph-properties style:line-height-at-least="0.529cm" fo:orphans="2" fo:widows="2"/>
      <style:text-properties fo:font-variant="normal" fo:text-transform="none" fo:color="#444444" fo:letter-spacing="normal"/>
    </style:style>
    <style:style style:name="P3" style:family="paragraph" style:parent-style-name="Text_20_body">
      <style:paragraph-properties style:line-height-at-least="0.529cm" fo:orphans="2" fo:widows="2"/>
      <style:text-properties fo:font-variant="normal" fo:text-transform="none" fo:color="#444444" style:font-name="Arial" fo:font-size="10.5pt" fo:letter-spacing="normal" fo:font-style="normal" fo:font-weight="normal"/>
    </style:style>
    <style:style style:name="P4" style:family="paragraph" style:parent-style-name="Text_20_body">
      <style:paragraph-properties style:line-height-at-least="0.529cm" fo:orphans="2" fo:widows="2"/>
      <style:text-properties fo:font-variant="normal" fo:text-transform="none" fo:color="#800000" style:font-name="Arial" fo:font-size="10.5pt" fo:letter-spacing="normal" fo:font-style="normal" fo:font-weight="normal"/>
    </style:style>
    <style:style style:name="P5" style:family="paragraph" style:parent-style-name="Text_20_body">
      <style:paragraph-properties style:line-height-at-least="0.529cm" fo:orphans="2" fo:widows="2"/>
    </style:style>
    <style:style style:name="P6" style:family="paragraph" style:parent-style-name="Text_20_body">
      <style:paragraph-properties fo:margin-left="0cm" fo:margin-right="0cm" style:line-height-at-least="0.529cm" fo:orphans="2" fo:widows="2" fo:text-indent="0cm" style:auto-text-indent="false"/>
      <style:text-properties fo:font-variant="normal" fo:text-transform="none" fo:color="#444444" fo:letter-spacing="normal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-asian="Arial" style:font-size-asian="10.5pt" style:font-style-asian="normal" style:font-weight-asian="normal"/>
    </style:style>
    <style:style style:name="T3" style:family="text">
      <style:text-properties fo:font-variant="normal" fo:text-transform="none" fo:color="#444444" fo:letter-spacing="normal" style:font-name-asian="Arial" style:font-size-asian="10.5pt" style:font-style-asian="normal" style:font-weight-asian="normal"/>
    </style:style>
    <style:style style:name="T4" style:family="text">
      <style:text-properties fo:font-variant="normal" fo:text-transform="none" fo:color="#444444" style:font-name="Arial" fo:font-size="10.5pt" fo:letter-spacing="normal" fo:font-style="normal" fo:font-weight="normal"/>
    </style:style>
    <style:style style:name="T5" style:family="text">
      <style:text-properties fo:color="#800000"/>
    </style:style>
    <style:style style:name="T6" style:family="text">
      <style:text-properties fo:color="#800000" style:font-name="Arial" fo:font-size="10.5pt" fo:font-style="normal" fo:font-weight="normal"/>
    </style:style>
    <style:style style:name="T7" style:family="text">
      <style:text-properties fo:color="#800000" style:font-name-asian="Arial" style:font-size-asian="10.5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1. gcc</text:span><text:span text:style-name="T2">的</text:span><text:span text:style-name="T1">__attribute__</text:span><text:span text:style-name="T2">编译属性</text:span></text:p>
      <text:p text:style-name="P2"><text:span text:style-name="T2">要了解</text:span><text:span text:style-name="T1">Linux Kernel</text:span><text:span text:style-name="T2">代码的分段信息，需要了解一下</text:span><text:span text:style-name="T1">gcc</text:span><text:span text:style-name="T2">的</text:span><text:span text:style-name="T1">__attribute__</text:span><text:span text:style-name="T2">的编绎属性，</text:span><text:span text:style-name="T1">__attribute__</text:span><text:span text:style-name="T2">主要用于改变所声明或定义的函数或 数据的特性，它有很多子项，用于改变作用对象的特性。比如对函数，</text:span><text:span text:style-name="T1">noline</text:span><text:span text:style-name="T2">将禁止进行内联扩展、</text:span><text:span text:style-name="T1">noreturn</text:span><text:span text:style-name="T2">表示没有返回值、</text:span><text:span text:style-name="T1">pure</text:span><text:span text:style-name="T2">表明函数除 返回值外，不会通过其它（如全局变量、指针）对函数外部产生任何影响。但这里我们比较感兴趣的是对代码段起作用子项</text:span><text:span text:style-name="T1">section</text:span><text:span text:style-name="T2">。</text:span></text:p>
      <text:p text:style-name="P2"><text:span text:style-name="T1">__attribute__</text:span><text:span text:style-name="T2">的</text:span><text:span text:style-name="T1">section</text:span><text:span text:style-name="T2">子项的使用格式为：</text:span></text:p>
      <text:p text:style-name="P4">__attribute__((section("section_name")))</text:p>
      <text:p text:style-name="P2"><text:span text:style-name="T2">其作用是将作用的</text:span><text:span text:style-name="T7">函数或数据</text:span><text:span text:style-name="T2">放入指定名为</text:span><text:span text:style-name="T6">"section_name"</text:span><text:span text:style-name="T7">输入段。</text:span></text:p>
      <text:p text:style-name="P1">这里还要注意一下两个概念<text:span text:style-name="T5">：输入段和输出段</text:span></text:p>
      <text:p text:style-name="P2"><text:span text:style-name="T2">输入段和输出段是相对于要生成最终的</text:span><text:span text:style-name="T1">elf</text:span><text:span text:style-name="T2">或</text:span><text:span text:style-name="T1">binary</text:span><text:span text:style-name="T2">时的</text:span><text:span text:style-name="T1">Link</text:span><text:span text:style-name="T2">过程说的，</text:span><text:span text:style-name="T1">Link</text:span><text:span text:style-name="T2">过程的输入大都是由源代码编绎生成的目标文件</text:span><text:span text:style-name="T1">.o</text:span><text:span text:style-name="T2">，那么这些</text:span><text:span text:style-name="T1">.o </text:span><text:span text:style-name="T2">文件中包含的段相对</text:span><text:span text:style-name="T1">link</text:span><text:span text:style-name="T2">过程来说就是输入段，而</text:span><text:span text:style-name="T1">Link</text:span><text:span text:style-name="T2">的输出一般是可执行文件</text:span><text:span text:style-name="T1">elf</text:span><text:span text:style-name="T2">或库等，这些输出文件中也包含有段，这些输出文件中的段就叫做输 出段。输入段和输出段本来没有什么必然的联系，是互相独立，只是在</text:span><text:span text:style-name="T1">Link</text:span><text:span text:style-name="T2">过程中，</text:span><text:span text:style-name="T1">Link</text:span><text:span text:style-name="T2">程序会根据一定的规则（这些规则其实来源于</text:span><text:span text:style-name="T1">Link Script</text:span><text:span text:style-name="T2">），将不同的输入段重新组合到不同的输出段中，即使是段的名字，输入段和输出段可以完全不同。</text:span></text:p>
      <text:p text:style-name="P1">其用法举例如下：</text:p>
      <text:p text:style-name="P3">int var __attribute__((section(".xdata"))) = 0;</text:p>
      <text:p text:style-name="P2"><text:span text:style-name="T2">这样定义的变量</text:span><text:span text:style-name="T1">var</text:span><text:span text:style-name="T2">将被放入名为</text:span><text:span text:style-name="T1">.xdata</text:span><text:span text:style-name="T2">的输入段，（注意：</text:span><text:span text:style-name="T1">__attribute__</text:span><text:span text:style-name="T2">这种用法中的括号好像很严格，这里的几个括号好象一个也不能少。）</text:span></text:p>
      <text:p text:style-name="P3">static int __attribute__((section(".xinit"))) functionA(void)</text:p>
      <text:p text:style-name="P3">{</text:p>
      <text:p text:style-name="P3">.....<text:line-break/>}</text:p>
      <text:p text:style-name="P2"><text:span text:style-name="T2">这个例子将使函数</text:span><text:span text:style-name="T1">functionA</text:span><text:span text:style-name="T2">被放入名叫</text:span><text:span text:style-name="T1">.xinit</text:span><text:span text:style-name="T2">的输入段。</text:span></text:p>
      <text:p text:style-name="P2"><text:span text:style-name="T2">需要着重注意的是，</text:span><text:span text:style-name="T1">__attribute__</text:span><text:span text:style-name="T2">的</text:span><text:span text:style-name="T1">section</text:span><text:span text:style-name="T2">属性只指定对象的输入段，它并不能影响所指定对象最终会放在可执行文件的什么段。</text:span></text:p>
      <text:p text:style-name="P2"><text:span text:style-name="T1">2. Linux Kernel</text:span><text:span text:style-name="T2">源代码中与段有关的重要宏定义</text:span></text:p>
      <text:p text:style-name="P2"><text:span text:style-name="T2">Ａ</text:span><text:span text:style-name="T1">. </text:span><text:span text:style-name="T2">关于</text:span><text:span text:style-name="T1">__init</text:span><text:span text:style-name="T2">、</text:span><text:span text:style-name="T1">__initdata</text:span><text:span text:style-name="T2">、</text:span><text:span text:style-name="T1">__exit</text:span><text:span text:style-name="T2">、</text:span><text:span text:style-name="T1">__exitdata</text:span><text:span text:style-name="T2">及类似的宏</text:span></text:p>
      <text:p text:style-name="P2"><text:span text:style-name="T2">打开</text:span><text:span text:style-name="T1">Linux Kernel</text:span><text:span text:style-name="T2">源代码树中的文件：</text:span><text:span text:style-name="T1">include/init.h</text:span><text:span text:style-name="T2">，可以看到有下面的宏定议：</text:span></text:p>
      <text:p text:style-name="P3">#define __init __attribute__ ((__section__ (".init.text"))) __cold</text:p>
      <text:p text:style-name="P3">#define __initdata __attribute__ (( __section__ (".init.data")))</text:p>
      <text:p text:style-name="P3">#define __exitdata __attribute__ (( __section__ (".exit.data")))</text:p>
      <text:p text:style-name="P3">#define __exit_call __attribute_used__ __attribute__ (( __section__ (".exitcall.exit")))</text:p>
      <text:p text:style-name="P3">#define __init_refok oninline __attribute__ ((__section__ (".text.init.refok")))</text:p>
      <text:p text:style-name="P3">#define __initdata_refok __attribute__ ((__section__ (".data.init.refok")))</text:p>
      <text:p text:style-name="P3">#define __exit_refok noinline __attribute__ ((__section__ (".exit.text.refok")))</text:p>
      <text:p text:style-name="P3">.........</text:p>
      <text:p text:style-name="P3">#ifdef MODULE</text:p>
      <text:p text:style-name="P3"><text:soft-page-break/>#define __exit __attribute__ (( __section__ (".exit.text"))) __cold</text:p>
      <text:p text:style-name="P3">#else</text:p>
      <text:p text:style-name="P3">#define __exit __attribute_used__ __attribute__ ((__section__ (".exit.text"))) __cold</text:p>
      <text:p text:style-name="P3">#endif</text:p>
      <text:p text:style-name="P2"><text:span text:style-name="T2">对于经常写驱动模块或翻阅</text:span><text:span text:style-name="T1">Kernel</text:span><text:span text:style-name="T2">源代码的人，看到熟悉的宏了吧：</text:span><text:span text:style-name="T1">__init, __initdata, __exit, __exitdata</text:span><text:span text:style-name="T2">。</text:span></text:p>
      <text:p text:style-name="P2"><text:span text:style-name="T1">__init </text:span><text:span text:style-name="T2">宏最常用的地方是驱动模块初始化函数的定义处，其目的是将驱动模块的初始化函数放入名叫</text:span><text:span text:style-name="T1">.init.text</text:span><text:span text:style-name="T2">的输入段。对于</text:span><text:span text:style-name="T1">__initdata</text:span><text:span text:style-name="T2">来说，用 于数据定义，目的是将数据放入名叫</text:span><text:span text:style-name="T1">.init.data</text:span><text:span text:style-name="T2">的输入段。其它几个宏也类似。另外需要注意的是，在以上定意中，用</text:span><text:span text:style-name="T1">__section__</text:span><text:span text:style-name="T2">代替了 </text:span><text:span text:style-name="T1">section</text:span><text:span text:style-name="T2">。还有其它一些类似的宏定义，这里不一一列出，其作用都是类似的。</text:span></text:p>
      <text:p text:style-name="P2"><text:span text:style-name="T2">Ｂ</text:span><text:span text:style-name="T1">. </text:span><text:span text:style-name="T2">关于</text:span><text:span text:style-name="T1">initcall</text:span><text:span text:style-name="T2">的一些宏定义</text:span></text:p>
      <text:p text:style-name="P1">在该文件中，下面这条宏定议更为重要，它是一条可扩展的宏：</text:p>
      <text:p text:style-name="P3">#define __define_initcall(level,fn,id) \</text:p>
      <text:p text:style-name="P2"> <text:span text:style-name="T1">static initcall_t __initcall_##fn##id __attribute_used__ \</text:span></text:p>
      <text:p text:style-name="P2"> <text:span text:style-name="T1">__attribute__ ((__section__(".initcall" level ".init"))) = fn</text:span></text:p>
      <text:p text:style-name="P2"><text:span text:style-name="T2">这条宏带有</text:span><text:span text:style-name="T1">3</text:span><text:span text:style-name="T2">个参数：</text:span><text:span text:style-name="T1">level,fn, id</text:span><text:span text:style-name="T2">，分析该宏可以看出：</text:span></text:p>
      <text:p text:style-name="P2"><text:span text:style-name="T2">　１</text:span><text:span text:style-name="T1">.</text:span><text:span text:style-name="T2">其用来定义类型为</text:span><text:span text:style-name="T1">initcall_t</text:span><text:span text:style-name="T2">的</text:span><text:span text:style-name="T1">static</text:span><text:span text:style-name="T2">函数指针，函数指针的名称由参数</text:span><text:span text:style-name="T1">fn</text:span><text:span text:style-name="T2">和</text:span><text:span text:style-name="T1">id</text:span><text:span text:style-name="T2">决定：</text:span><text:span text:style-name="T1">__initcall_##fn##id</text:span><text:span text:style-name="T2">，这 就是函数指针的名称，它其实是一个变量名称。从该名称的定义方法我们其学到了宏定义的一种高级用法，即利用宏的参数产生名称，这要借助于</text:span><text:span text:style-name="T1">"##"</text:span><text:span text:style-name="T2">这一符号 组合的作用。</text:span></text:p>
      <text:p text:style-name="P2"><text:span text:style-name="T2">　２</text:span><text:span text:style-name="T1">. </text:span><text:span text:style-name="T2">这一函数指针变量放入什么输入段呢，请看</text:span><text:span text:style-name="T1">__attribute__ ((__section__ (".initcall" levle ".init")))</text:span><text:span text:style-name="T2">，输入段的名称由</text:span><text:span text:style-name="T1">level</text:span><text:span text:style-name="T2">决定，如果</text:span><text:span text:style-name="T1">level="1"</text:span><text:span text:style-name="T2">，则输入段是</text:span><text:span text:style-name="T1">.initcall1.init</text:span><text:span text:style-name="T2">，如果</text:span><text:span text:style-name="T1">level="3s"</text:span><text:span text:style-name="T2">，则输入段是</text:span><text:span text:style-name="T1">.initcall3s.init</text:span><text:span text:style-name="T2">。这一函数指针变量就是放在用这种方法决定的输入段中的。</text:span></text:p>
      <text:p text:style-name="P2"><text:span text:style-name="T2">　３</text:span><text:span text:style-name="T1">. </text:span><text:span text:style-name="T2">这一定义的函数指针变量的初始值是什么叫，其实就是宏参数</text:span><text:span text:style-name="T1">fn</text:span><text:span text:style-name="T2">，实际使用中，</text:span><text:span text:style-name="T1">fn</text:span><text:span text:style-name="T2">其实就是真实定义好的函数。</text:span></text:p>
      <text:p text:style-name="P1">该宏定义并不直接使用，请看接下来的这些宏定义：</text:p>
      <text:p text:style-name="P3">#define pure_initcall(fn) __define_initcall("0",fn,0)<text:line-break/>#define core_initcall(fn) __define_initcall("1",fn,1)<text:line-break/>#define core_initcall_sync(fn) __define_initcall("1s",fn,1s)<text:line-break/>#define postcore_initcall(fn) __define_initcall("2",fn,2)<text:line-break/>#define postcore_initcall_sync(fn) __define_initcall("2s",fn,2s)<text:line-break/>#define arch_initcall(fn) __define_initcall("3",fn,3)<text:line-break/>#define arch_initcall_sync(fn) __define_initcall("3s",fn,3s)<text:line-break/>#define subsys_initcall(fn) __define_initcall("4",fn,4)<text:line-break/>#define subsys_initcall_sync(fn) __define_initcall("4s",fn,4s)<text:line-break/>#define fs_initcall(fn) __define_initcall("5",fn,5)<text:line-break/>#define fs_initcall_sync(fn) __define_initcall("5s",fn,5s)<text:line-break/>#define rootfs_initcall(fn) __define_initcall("rootfs",fn,rootfs)<text:line-break/>#define device_initcall(fn) __define_initcall("6",fn,6)<text:line-break/>#define device_initcall_sync(fn) __define_initcall("6s",fn,6s)<text:line-break/>#define late_initcall(fn) __define_initcall("7",fn,7)<text:line-break/>#define late_initcall_sync(fn) __define_initcall("7s",fn,7s)</text:p>
      <text:p text:style-name="P2"><text:soft-page-break/><text:span text:style-name="T2">这些宏定义出来是为了方便的使用</text:span><text:span text:style-name="T1">__define_initcall</text:span><text:span text:style-name="T2">宏定义的，上面每条宏第一次使用时都会产生一个新的输入段。</text:span></text:p>
      <text:p text:style-name="P1">接下来还有一条</text:p>
      <text:p text:style-name="P2"><text:span text:style-name="T1">#define __initcall(fn) device_initcall(fn)<text:line-break/></text:span><text:span text:style-name="T2">这一条其实只是定义了另一个别名，即平常使用的</text:span><text:span text:style-name="T1">__initcall</text:span><text:span text:style-name="T2">其实就是这儿的</text:span><text:span text:style-name="T1">device_initcall</text:span><text:span text:style-name="T2">，用它定义的函数指定位于段</text:span><text:span text:style-name="T1">.initcall6.init</text:span><text:span text:style-name="T2">中。</text:span></text:p>
      <text:p text:style-name="P2"><text:span text:style-name="T2">Ｃ</text:span><text:span text:style-name="T1">. __setup</text:span><text:span text:style-name="T2">宏的来源及使用</text:span></text:p>
      <text:p text:style-name="P2"><text:span text:style-name="T1">__setup</text:span><text:span text:style-name="T2">这条宏在</text:span><text:span text:style-name="T1">Linux Kernel</text:span><text:span text:style-name="T2">中使用最多的地方就是定义处理</text:span><text:span text:style-name="T1">Kernel</text:span><text:span text:style-name="T2">启动参数的函数及数据结构，请看下面的宏定义：</text:span></text:p>
      <text:p text:style-name="P3">#define __setup_param(str, unique_id, fn, early) \<text:line-break/>static char __setup_str_##unique_id[] __initdata __aligned(1) = str; \<text:line-break/>static struct obs_kernel_param __setup_##unique_id \<text:line-break/> __used __section(.init.setup) \<text:line-break/> __attribute__((aligned((sizeof(long))))) \<text:line-break/> = { __setup_str_##unique_id, fn, early }</text:p>
      <text:p text:style-name="P3"><text:line-break/>#define __setup(str, fn) \<text:line-break/>__setup_param(str, fn, fn, 0)</text:p>
      <text:p text:style-name="P2"><text:span text:style-name="T2">使用</text:span><text:span text:style-name="T1">Kernel</text:span><text:span text:style-name="T2">中的例子分析一下这两条定义：</text:span></text:p>
      <text:p text:style-name="P3">__setup("root=",root_dev_setup);</text:p>
      <text:p text:style-name="P2"><text:span text:style-name="T2">这条语句出现在</text:span><text:span text:style-name="T1">init/do_mounts.c</text:span><text:span text:style-name="T2">中，其作用是处理</text:span><text:span text:style-name="T1">Kernel</text:span><text:span text:style-name="T2">启动时的像</text:span><text:span text:style-name="T1">root=/dev/mtdblock3</text:span><text:span text:style-name="T2">之类的参数的。</text:span></text:p>
      <text:p text:style-name="P1">分解一下这条语句，首先变为：</text:p>
      <text:p text:style-name="P3">__setup_param("root=",root_dev_setup,root_dev_setup,0);</text:p>
      <text:p text:style-name="P1">继续分解，将得到下面这段代吗：</text:p>
      <text:p text:style-name="P3">static char __setup_str_root_dev_setup_id[] __initdata __aligned(1) = "root=";<text:line-break/>static struct obs_kernel_param __setup_root_dev_setup_id<text:line-break/> __used __section(.init.setup)<text:line-break/> __attribute__((aligned((sizeof(long)))))<text:line-break/> = { __setup_str_root_dev_setup_id, root_dev_setup, 0 };</text:p>
      <text:p text:style-name="P2"><text:span text:style-name="T1"><text:line-break/></text:span><text:span text:style-name="T2">这段代码定义了两个变量：字符数组变量</text:span><text:span text:style-name="T1">__setup_str_root_dev_setup_id</text:span><text:span text:style-name="T2">，其初始化内容为</text:span><text:span text:style-name="T1">"root="</text:span><text:span text:style-name="T2">，由于该变量用 </text:span><text:span text:style-name="T1">__initdata</text:span><text:span text:style-name="T2">修饰，它将被放入</text:span><text:span text:style-name="T1">.init.data</text:span><text:span text:style-name="T2">输入段；另一变量是结构变量</text:span><text:span text:style-name="T1">__setup_root_dev_setup_id</text:span><text:span text:style-name="T2">，其类型为 </text:span><text:span text:style-name="T1">struct obs_kernel_param</text:span><text:span text:style-name="T2">， 该变理被放入输入段</text:span><text:span text:style-name="T1">.init.setup</text:span><text:span text:style-name="T2">中。结构</text:span><text:span text:style-name="T1">struct struct obs_kernel_param</text:span><text:span text:style-name="T2">也在该文件中定义如下：</text:span></text:p>
      <text:p text:style-name="P3">struct obs_kernel_param {<text:line-break/>const char *str;<text:line-break/>int (*setup_func)(char *);<text:line-break/>int early;<text:line-break/>};</text:p>
      <text:p text:style-name="P2"><text:span text:style-name="T2">变量</text:span><text:span text:style-name="T1">__setup_root_dev_setup_id</text:span><text:span text:style-name="T2">的三个成员分别被初始化为：</text:span></text:p>
      <text:p text:style-name="P2"><text:soft-page-break/><text:span text:style-name="T1">__setup_str_root_dev_setup_id </text:span><text:span text:style-name="T2">－－</text:span><text:span text:style-name="T1">&gt; </text:span><text:span text:style-name="T2">前面定义的字符数组变量，初始内容为</text:span><text:span text:style-name="T1">"root="</text:span><text:span text:style-name="T2">。</text:span></text:p>
      <text:p text:style-name="P2"><text:span text:style-name="T1">root_dev_setup </text:span><text:span text:style-name="T2">－－</text:span><text:span text:style-name="T1">&gt; </text:span><text:span text:style-name="T2">通过宏传过来的处理函数。</text:span></text:p>
      <text:p text:style-name="P2"><text:span text:style-name="T1">0 </text:span><text:span text:style-name="T2">－－</text:span><text:span text:style-name="T1">&gt;</text:span><text:span text:style-name="T2">常量</text:span><text:span text:style-name="T1">0</text:span><text:span text:style-name="T2">，该成员的作用以后分析。</text:span></text:p>
      <text:p text:style-name="P5"><text:span text:style-name="T3">现在不难想像内核启动时怎么处理启动参数的了：通过</text:span><text:span text:style-name="T4">__setup</text:span><text:span text:style-name="T3">宏定义</text:span><text:span text:style-name="T4">obs_kernel_param</text:span><text:span text:style-name="T3">结构变量都被放入</text:span><text:span text:style-name="T4">.init.setup</text:span><text:span text:style-name="T3">段中， 这样一来实际是使</text:span><text:span text:style-name="T4">.init.setup</text:span><text:span text:style-name="T3">段变成一张表，</text:span><text:span text:style-name="T4">Kernel</text:span><text:span text:style-name="T3">在处理每一个启动参数时，都会来查找这张表，与每一个数据项中的成员</text:span><text:span text:style-name="T4">str</text:span><text:span text:style-name="T3">进行比较， 如果完全相同，就会调用该数据项的函数指针成员</text:span><text:span text:style-name="T4">setup_func</text:span><text:span text:style-name="T3">所指向的函数（该函数是在使用</text:span><text:span text:style-name="T4">__setup</text:span><text:span text:style-name="T3">宏定义该变量时传入的函数参数），并将启 动参数如</text:span><text:span text:style-name="T4">root=</text:span><text:span text:style-name="T3">后面的内容传给该处理函数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 PL UKai CN" svg:font-family="'AR PL UKai CN'"/>
    <style:font-face style:name="Arial" svg:font-family="Arial"/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zhe </meta:initial-creator>
    <meta:creation-date>2011-03-08T15:38:58</meta:creation-date>
    <dc:date>2011-03-08T15:40:10</dc:date>
    <dc:creator>azhe </dc:creator>
    <meta:editing-duration>PT00H01M14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4" meta:paragraph-count="65" meta:word-count="1271" meta:character-count="5420"/>
  </office:meta>
</office:document-meta>
</file>